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7cm" fo:min-width="0.544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штрих-" draw:fill="none" draw:textarea-vertical-align="middle"/>
    </style:style>
    <style:style style:name="gr6" style:family="graphic" style:parent-style-name="objectwithoutfill">
      <style:graphic-properties svg:stroke-width="0.018cm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1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5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6cm"/>
    </style:style>
    <style:style style:name="gr15" style:family="graphic" style:parent-style-name="standard">
      <style:graphic-properties svg:stroke-width="0.018cm" svg:stroke-color="#000000" draw:marker-start="Arrow_20_concave" draw:marker-start-width="0.227cm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71cm" svg:y1="1.235cm" svg:x2="1.471cm" svg:y2="6.589cm">
          <text:p/>
        </draw:line>
        <draw:line draw:style-name="gr1" draw:text-style-name="P1" draw:layer="layout" svg:x1="8.084cm" svg:y1="6.589cm" svg:x2="1.471cm" svg:y2="6.589cm">
          <text:p/>
        </draw:line>
        <draw:line draw:style-name="gr1" draw:text-style-name="P1" draw:layer="layout" svg:x1="1.471cm" svg:y1="6.589cm" svg:x2="3.471cm" svg:y2="4.589cm">
          <text:p/>
        </draw:line>
        <draw:line draw:style-name="gr1" draw:text-style-name="P1" draw:layer="layout" svg:x1="6.471cm" svg:y1="6.589cm" svg:x2="8.471cm" svg:y2="4.589cm">
          <text:p/>
        </draw:line>
        <draw:line draw:style-name="gr1" draw:text-style-name="P1" draw:layer="layout" svg:x1="3.471cm" svg:y1="4.589cm" svg:x2="8.471cm" svg:y2="4.589cm">
          <text:p/>
        </draw:line>
        <draw:custom-shape draw:style-name="gr2" draw:text-style-name="P2" draw:layer="layout" svg:width="1.514cm" svg:height="3.462cm" draw:transform="rotate (-0.349065850398866) translate (5.498cm 2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125cm" svg:y1="6.234cm" svg:x2="7.61cm" svg:y2="5.089cm">
          <text:p/>
        </draw:line>
        <draw:custom-shape draw:style-name="gr4" draw:text-style-name="P2" draw:layer="layout" svg:width="0.1cm" svg:height="0.1cm" svg:x="4.971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453cm" svg:y1="1.598cm" svg:x2="5.042cm" svg:y2="5.483cm">
          <text:p/>
        </draw:line>
        <draw:line draw:style-name="gr5" draw:text-style-name="P1" draw:layer="layout" svg:x1="5.019cm" svg:y1="5.477cm" svg:x2="4.974cm" svg:y2="3.479cm">
          <text:p/>
        </draw:line>
        <draw:line draw:style-name="gr5" draw:text-style-name="P1" draw:layer="layout" svg:x1="5.626cm" svg:y1="3.842cm" svg:x2="4.946cm" svg:y2="3.502cm">
          <text:p/>
        </draw:line>
        <draw:custom-shape draw:style-name="gr4" draw:text-style-name="P2" draw:layer="layout" svg:width="0.1cm" svg:height="0.1cm" svg:x="5.584cm" svg:y="3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967cm" svg:y1="3.517cm" svg:x2="4.198cm" svg:y2="3.143cm">
          <text:p/>
        </draw:line>
        <draw:line draw:style-name="gr7" draw:text-style-name="P1" draw:layer="layout" svg:x1="4.973cm" svg:y1="3.472cm" svg:x2="4.931cm" svg:y2="1.566cm">
          <text:p/>
        </draw:line>
        <draw:frame draw:style-name="gr8" draw:text-style-name="P3" draw:layer="layout" svg:width="0.688cm" svg:height="0.768cm" svg:x="1cm" svg:y="1cm">
          <draw:text-box>
            <text:p><text:span text:style-name="T1">z</text:span></text:p>
          </draw:text-box>
        </draw:frame>
        <draw:frame draw:style-name="gr9" draw:text-style-name="P3" draw:layer="layout" svg:width="0.803cm" svg:height="0.768cm" svg:x="0.868cm" svg:y="6.262cm">
          <draw:text-box>
            <text:p><text:span text:style-name="T1">O</text:span></text:p>
          </draw:text-box>
        </draw:frame>
        <draw:frame draw:style-name="gr10" draw:text-style-name="P3" draw:layer="layout" svg:width="0.705cm" svg:height="0.768cm" svg:x="7.482cm" svg:y="6.35cm">
          <draw:text-box>
            <text:p><text:span text:style-name="T1">x</text:span></text:p>
          </draw:text-box>
        </draw:frame>
        <draw:frame draw:style-name="gr11" draw:text-style-name="P3" draw:layer="layout" svg:width="1.027cm" svg:height="0.768cm" svg:x="4.559cm" svg:y="5.321cm">
          <draw:text-box>
            <text:p><text:span text:style-name="T1">x,y</text:span></text:p>
          </draw:text-box>
        </draw:frame>
        <draw:frame draw:style-name="gr12" draw:text-style-name="P3" draw:layer="layout" svg:width="0.756cm" svg:height="0.768cm" svg:x="5.498cm" svg:y="3.572cm">
          <draw:text-box>
            <text:p><text:span text:style-name="T1">C</text:span></text:p>
          </draw:text-box>
        </draw:frame>
        <draw:frame draw:style-name="gr13" draw:text-style-name="P3" draw:layer="layout" svg:width="0.781cm" svg:height="0.768cm" svg:x="5.614cm" svg:y="5.565cm">
          <draw:text-box>
            <text:p><text:span text:style-name="T1">ψ</text:span></text:p>
          </draw:text-box>
        </draw:frame>
        <draw:frame draw:style-name="gr14" draw:text-style-name="P3" draw:layer="layout" svg:width="0.76cm" svg:height="0.768cm" svg:x="5.277cm" svg:y="1.206cm">
          <draw:text-box>
            <text:p><text:span text:style-name="T1">θ</text:span></text:p>
          </draw:text-box>
        </draw:frame>
        <draw:frame draw:style-name="gr13" draw:text-style-name="P3" draw:layer="layout" svg:width="0.781cm" svg:height="0.768cm" svg:x="4.278cm" svg:y="2.573cm">
          <draw:text-box>
            <text:p><text:span text:style-name="T1">φ̇</text:span></text:p>
          </draw:text-box>
        </draw:frame>
        <draw:circle draw:style-name="gr15" draw:text-style-name="P4" draw:layer="layout" svg:width="2.839cm" svg:height="2.839cm" svg:x="3.535cm" svg:y="5.063cm" draw:kind="arc" draw:start-angle="354.99" draw:end-angle="49.73">
          <text:p/>
        </draw:circle>
        <draw:ellipse draw:style-name="gr15" draw:text-style-name="P4" draw:layer="layout" svg:width="3.043cm" svg:height="3.103cm" svg:x="4.293cm" svg:y="1.888cm" draw:kind="arc" draw:start-angle="70.13" draw:end-angle="123.38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2:10:15.718654090</meta:creation-date>
    <dc:date>2017-06-28T16:50:17.301220457</dc:date>
    <meta:editing-duration>PT35M38S</meta:editing-duration>
    <meta:editing-cycles>14</meta:editing-cycles>
    <meta:generator>LibreOffice/5.1.6.2$Linux_X86_64 LibreOffice_project/10m0$Build-2</meta:generator>
    <meta:document-statistic meta:object-count="24"/>
  </office:meta>
</office:document-meta>
</file>